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style:text-properties officeooo:paragraph-rsid="052a67b1"/>
    </style:style>
    <style:style style:name="P4" style:family="paragraph" style:parent-style-name="Text_20_body">
      <style:text-properties officeooo:paragraph-rsid="05255db9"/>
    </style:style>
    <style:style style:name="P5" style:family="paragraph" style:parent-style-name="Text_20_body">
      <style:paragraph-properties fo:line-height="100%"/>
      <style:text-properties officeooo:rsid="05277bc2" officeooo:paragraph-rsid="05277bc2"/>
    </style:style>
    <style:style style:name="P6" style:family="paragraph" style:parent-style-name="Text_20_body">
      <style:paragraph-properties fo:line-height="100%"/>
      <style:text-properties officeooo:rsid="052a67b1" officeooo:paragraph-rsid="0529d655"/>
    </style:style>
    <style:style style:name="P7" style:family="paragraph" style:parent-style-name="Text_20_body">
      <style:paragraph-properties fo:line-height="100%"/>
      <style:text-properties style:font-name="Monospace" fo:language="en" fo:country="US" officeooo:rsid="052a67b1" officeooo:paragraph-rsid="052a67b1" style:font-size-asian="10.5pt" style:font-name-complex="David CLM" style:font-weight-complex="normal"/>
    </style:style>
    <style:style style:name="P8" style:family="paragraph" style:parent-style-name="Text_20_body">
      <style:paragraph-properties fo:line-height="100%"/>
      <style:text-properties fo:language="en" fo:country="US" officeooo:rsid="0534ff3e" officeooo:paragraph-rsid="0534ff3e"/>
    </style:style>
    <style:style style:name="P9" style:family="paragraph" style:parent-style-name="Heading_20_2">
      <style:text-properties officeooo:paragraph-rsid="0517b171"/>
    </style:style>
    <style:style style:name="P10" style:family="paragraph" style:parent-style-name="Heading_20_2">
      <style:paragraph-properties fo:line-height="100%"/>
      <style:text-properties officeooo:paragraph-rsid="052a67b1"/>
    </style:style>
    <style:style style:name="P11" style:family="paragraph" style:parent-style-name="Text_20_body">
      <style:paragraph-properties fo:text-align="start" style:justify-single-word="false" style:writing-mode="lr-tb"/>
      <style:text-properties officeooo:rsid="04c7bb05" officeooo:paragraph-rsid="0517b171"/>
    </style:style>
    <style:style style:name="P12" style:family="paragraph" style:parent-style-name="Text_20_body">
      <style:paragraph-properties fo:text-align="start" style:justify-single-word="false" style:writing-mode="lr-tb"/>
      <style:text-properties officeooo:rsid="04c96a29" officeooo:paragraph-rsid="0517b171"/>
    </style:style>
    <style:style style:name="P13" style:family="paragraph" style:parent-style-name="Text_20_body">
      <style:paragraph-properties fo:text-align="start" style:justify-single-word="false" style:writing-mode="lr-tb"/>
      <style:text-properties officeooo:paragraph-rsid="05255db9"/>
    </style:style>
    <style:style style:name="P14" style:family="paragraph" style:parent-style-name="Text_20_body">
      <style:paragraph-properties fo:text-align="start" style:justify-single-word="false" style:writing-mode="lr-tb"/>
      <style:text-properties officeooo:paragraph-rsid="05277bc2"/>
    </style:style>
    <style:style style:name="P15" style:family="paragraph" style:parent-style-name="Text_20_body">
      <style:paragraph-properties fo:text-align="end" style:justify-single-word="false" style:writing-mode="rl-tb"/>
      <style:text-properties officeooo:rsid="04c96a29" officeooo:paragraph-rsid="0517b171"/>
    </style:style>
    <style:style style:name="P16" style:family="paragraph" style:parent-style-name="Text_20_body">
      <style:paragraph-properties fo:text-align="end" style:justify-single-word="false" style:writing-mode="rl-tb"/>
      <style:text-properties officeooo:paragraph-rsid="051ebcd5"/>
    </style:style>
    <style:style style:name="P17" style:family="paragraph" style:parent-style-name="Text_20_body">
      <style:paragraph-properties fo:text-align="end" style:justify-single-word="false" style:writing-mode="rl-tb"/>
      <style:text-properties officeooo:paragraph-rsid="05277bc2"/>
    </style:style>
    <style:style style:name="P18" style:family="paragraph" style:parent-style-name="Heading_20_1">
      <style:paragraph-properties fo:line-height="100%"/>
      <style:text-properties officeooo:rsid="04af6545" officeooo:paragraph-rsid="04af6545"/>
    </style:style>
    <style:style style:name="P19" style:family="paragraph" style:parent-style-name="Heading_20_2">
      <style:text-properties officeooo:paragraph-rsid="054373c1"/>
    </style:style>
    <style:style style:name="P20" style:family="paragraph" style:parent-style-name="Text_20_body">
      <style:text-properties officeooo:rsid="04c7bb05" officeooo:paragraph-rsid="053693c5"/>
    </style:style>
    <style:style style:name="P21" style:family="paragraph" style:parent-style-name="Text_20_body">
      <style:paragraph-properties fo:line-height="100%"/>
      <style:text-properties officeooo:paragraph-rsid="054373c1"/>
    </style:style>
    <style:style style:name="P22" style:family="paragraph" style:parent-style-name="Text_20_body">
      <style:paragraph-properties fo:line-height="100%"/>
      <style:text-properties officeooo:paragraph-rsid="05468e64"/>
    </style:style>
    <style:style style:name="P23" style:family="paragraph" style:parent-style-name="Text_20_body">
      <style:paragraph-properties fo:line-height="100%"/>
      <style:text-properties style:font-name="Monospace" officeooo:rsid="05453816" officeooo:paragraph-rsid="05453816" style:font-size-asian="10.5pt" style:font-name-complex="David CLM" style:font-weight-complex="normal"/>
    </style:style>
    <style:style style:name="P24" style:family="paragraph" style:parent-style-name="Text_20_body">
      <style:paragraph-properties fo:line-height="100%"/>
      <style:text-properties officeooo:rsid="04af6545" officeooo:paragraph-rsid="05453816"/>
    </style:style>
    <style:style style:name="P25" style:family="paragraph" style:parent-style-name="Text_20_body">
      <style:paragraph-properties fo:text-align="end" style:justify-single-word="false" style:writing-mode="rl-tb"/>
      <style:text-properties officeooo:rsid="04c96a29" officeooo:paragraph-rsid="0517b171"/>
    </style:style>
    <style:style style:name="T1" style:family="text">
      <style:text-properties officeooo:rsid="04bc6354"/>
    </style:style>
    <style:style style:name="T2" style:family="text">
      <style:text-properties officeooo:rsid="04bcf77c"/>
    </style:style>
    <style:style style:name="T3" style:family="text">
      <style:text-properties officeooo:rsid="04c7ccb4"/>
    </style:style>
    <style:style style:name="T4" style:family="text">
      <style:text-properties officeooo:rsid="04e8a54a"/>
    </style:style>
    <style:style style:name="T5" style:family="text">
      <style:text-properties fo:language="en" fo:country="US"/>
    </style:style>
    <style:style style:name="T6" style:family="text">
      <style:text-properties fo:language="en" fo:country="US" officeooo:rsid="0500b4ff"/>
    </style:style>
    <style:style style:name="T7" style:family="text">
      <style:text-properties fo:language="en" fo:country="US" officeooo:rsid="0529d655"/>
    </style:style>
    <style:style style:name="T8" style:family="text">
      <style:text-properties fo:language="en" fo:country="US" officeooo:rsid="052b3ac0"/>
    </style:style>
    <style:style style:name="T9" style:family="text">
      <style:text-properties fo:language="en" fo:country="US" officeooo:rsid="05220a66"/>
    </style:style>
    <style:style style:name="T10" style:family="text">
      <style:text-properties style:font-name="Monospace" officeooo:rsid="051bd589" style:font-size-asian="10.5pt" style:font-name-complex="David CLM" style:font-weight-complex="normal"/>
    </style:style>
    <style:style style:name="T11" style:family="text">
      <style:text-properties style:font-name="Monospace" officeooo:rsid="05200bb0" style:font-size-asian="10.5pt" style:font-name-complex="David CLM" style:font-weight-complex="normal"/>
    </style:style>
    <style:style style:name="T12" style:family="text">
      <style:text-properties style:font-name="Monospace" officeooo:rsid="05255db9" style:font-size-asian="10.5pt" style:font-name-complex="David CLM" style:font-weight-complex="normal"/>
    </style:style>
    <style:style style:name="T13" style:family="text">
      <style:text-properties style:font-name="Monospace" officeooo:rsid="05277bc2" style:font-size-asian="10.5pt" style:font-name-complex="David CLM" style:font-weight-complex="normal"/>
    </style:style>
    <style:style style:name="T14" style:family="text">
      <style:text-properties style:font-name="Monospace" officeooo:rsid="052832ae" style:font-size-asian="10.5pt" style:font-name-complex="David CLM" style:font-weight-complex="normal"/>
    </style:style>
    <style:style style:name="T15" style:family="text">
      <style:text-properties style:font-name="Monospace" officeooo:rsid="052db278" style:font-size-asian="10.5pt" style:font-name-complex="David CLM" style:font-weight-complex="normal"/>
    </style:style>
    <style:style style:name="T16" style:family="text">
      <style:text-properties style:font-name="Monospace" officeooo:rsid="0518ca15" style:font-size-asian="10.5pt" style:font-name-complex="David CLM" style:font-weight-complex="normal"/>
    </style:style>
    <style:style style:name="T17" style:family="text">
      <style:text-properties style:font-name="Monospace" officeooo:rsid="051ae32c" style:font-size-asian="10.5pt" style:font-name-complex="David CLM" style:font-weight-complex="normal"/>
    </style:style>
    <style:style style:name="T18" style:family="text">
      <style:text-properties style:font-name="Monospace" officeooo:rsid="05453816" style:font-size-asian="10.5pt" style:font-name-complex="David CLM" style:font-weight-complex="normal"/>
    </style:style>
    <style:style style:name="T19" style:family="text">
      <style:text-properties style:font-name="Monospace" officeooo:rsid="05468e64" style:font-size-asian="10.5pt" style:font-name-complex="David CLM" style:font-weight-complex="normal"/>
    </style:style>
    <style:style style:name="T20" style:family="text">
      <style:text-properties style:font-name="Monospace" fo:language="en" fo:country="US" officeooo:rsid="05272561" style:font-size-asian="10.5pt" style:font-name-complex="David CLM" style:font-weight-complex="normal"/>
    </style:style>
    <style:style style:name="T21" style:family="text">
      <style:text-properties style:font-name="Monospace" fo:language="en" fo:country="US" officeooo:rsid="05277bc2" style:font-size-asian="10.5pt" style:font-name-complex="David CLM" style:font-weight-complex="normal"/>
    </style:style>
    <style:style style:name="T22" style:family="text">
      <style:text-properties style:font-name="Monospace" fo:language="en" fo:country="US" officeooo:rsid="052a67b1" style:font-size-asian="10.5pt" style:font-name-complex="David CLM" style:font-weight-complex="normal"/>
    </style:style>
    <style:style style:name="T23" style:family="text">
      <style:text-properties style:font-name="Monospace" fo:language="en" fo:country="US" officeooo:rsid="052b0e37" style:font-size-asian="10.5pt" style:font-name-complex="David CLM" style:font-weight-complex="normal"/>
    </style:style>
    <style:style style:name="T24" style:family="text">
      <style:text-properties style:font-name="Monospace" fo:language="en" fo:country="US" fo:font-weight="normal" officeooo:rsid="05272561" style:font-size-asian="10.5pt" style:font-weight-asian="normal" style:font-name-complex="David CLM" style:font-weight-complex="normal"/>
    </style:style>
    <style:style style:name="T25" style:family="text">
      <style:text-properties style:font-name="Monospace" fo:language="en" fo:country="US" fo:font-style="italic" officeooo:rsid="052a67b1" style:font-size-asian="10.5pt" style:font-style-asian="italic" style:font-name-complex="David CLM" style:font-style-complex="italic" style:font-weight-complex="normal"/>
    </style:style>
    <style:style style:name="T26" style:family="text">
      <style:text-properties style:font-name="Monospace" fo:font-style="italic" officeooo:rsid="05255db9" style:font-size-asian="10.5pt" style:font-style-asian="italic" style:font-name-complex="David CLM" style:font-style-complex="italic" style:font-weight-complex="normal"/>
    </style:style>
    <style:style style:name="T27" style:family="text">
      <style:text-properties style:font-name="Monospace" fo:font-style="italic" officeooo:rsid="05277bc2" style:font-size-asian="10.5pt" style:font-style-asian="italic" style:font-name-complex="David CLM" style:font-style-complex="italic" style:font-weight-complex="normal"/>
    </style:style>
    <style:style style:name="T28" style:family="text">
      <style:text-properties fo:color="#000000" style:font-name="Monospace" fo:font-size="12pt" fo:font-style="normal" fo:font-weight="normal" officeooo:rsid="0517b171" style:font-name-asian="Noto Sans CJK SC Regular" style:font-size-asian="12pt" style:font-style-asian="normal" style:font-weight-asian="normal" style:font-name-complex="Nachlieli CLM1" style:font-size-complex="16pt" style:font-style-complex="normal" style:font-weight-complex="normal"/>
    </style:style>
    <style:style style:name="T29" style:family="text">
      <style:text-properties fo:color="#000000" style:font-name="Monospace" fo:font-size="12pt" fo:font-style="normal" fo:font-weight="normal" officeooo:rsid="051d162e" style:font-name-asian="Noto Sans CJK SC Regular" style:font-size-asian="12pt" style:font-style-asian="normal" style:font-weight-asian="normal" style:font-name-complex="Nachlieli CLM1" style:font-size-complex="16pt" style:font-style-complex="normal" style:font-weight-complex="normal"/>
    </style:style>
    <style:style style:name="T30" style:family="text">
      <style:text-properties fo:color="#000000" style:font-name="Monospace" fo:font-size="12pt" fo:font-style="normal" fo:font-weight="normal" officeooo:rsid="05453816" style:font-name-asian="Noto Sans CJK SC Regular" style:font-size-asian="12pt" style:font-style-asian="normal" style:font-weight-asian="normal" style:font-name-complex="Nachlieli CLM1" style:font-size-complex="16pt" style:font-style-complex="normal" style:font-weight-complex="normal"/>
    </style:style>
    <style:style style:name="T31" style:family="text">
      <style:text-properties fo:color="#000000" style:font-name="Monospace" fo:font-size="12pt" fo:language="en" fo:country="US" fo:font-style="normal" fo:font-weight="normal" officeooo:rsid="05208d50" style:font-name-asian="Noto Sans CJK SC Regular" style:font-size-asian="12pt" style:font-style-asian="normal" style:font-weight-asian="normal" style:font-name-complex="Nachlieli CLM1" style:font-size-complex="16pt" style:font-style-complex="normal" style:font-weight-complex="normal"/>
    </style:style>
    <style:style style:name="T32" style:family="text">
      <style:text-properties fo:color="#000000" style:font-name="Monospace" fo:font-size="12pt" fo:language="en" fo:country="US" fo:font-style="normal" fo:font-weight="normal" officeooo:rsid="052a67b1" style:font-name-asian="Noto Sans CJK SC Regular" style:font-size-asian="12pt" style:font-style-asian="normal" style:font-weight-asian="normal" style:font-name-complex="Nachlieli CLM1" style:font-size-complex="16pt" style:font-style-complex="normal" style:font-weight-complex="normal"/>
    </style:style>
    <style:style style:name="T33" style:family="text">
      <style:text-properties fo:color="#000000" style:font-name="Monospace" fo:font-size="12pt" fo:language="en" fo:country="US" fo:font-style="normal" fo:font-weight="normal" officeooo:rsid="053084bc" style:font-name-asian="Noto Sans CJK SC Regular" style:font-size-asian="12pt" style:font-style-asian="normal" style:font-weight-asian="normal" style:font-name-complex="Nachlieli CLM1" style:font-size-complex="16pt" style:font-style-complex="normal" style:font-weight-complex="normal"/>
    </style:style>
    <style:style style:name="T34" style:family="text">
      <style:text-properties fo:color="#000000" style:font-name="Monospace" fo:font-size="12pt" fo:language="en" fo:country="US" fo:font-style="normal" fo:font-weight="normal" officeooo:rsid="053e2f78" style:font-name-asian="Noto Sans CJK SC Regular" style:font-size-asian="12pt" style:font-style-asian="normal" style:font-weight-asian="normal" style:font-name-complex="Nachlieli CLM1" style:font-size-complex="16pt" style:font-style-complex="normal" style:font-weight-complex="normal"/>
    </style:style>
    <style:style style:name="T35" style:family="text">
      <style:text-properties fo:color="#000000" style:font-name="Monospace" fo:font-size="12pt" fo:language="en" fo:country="US" fo:font-style="normal" fo:font-weight="normal" officeooo:rsid="054373c1" style:font-name-asian="Noto Sans CJK SC Regular" style:font-size-asian="12pt" style:font-style-asian="normal" style:font-weight-asian="normal" style:font-name-complex="Nachlieli CLM1" style:font-size-complex="16pt" style:font-style-complex="normal" style:font-weight-complex="normal"/>
    </style:style>
    <style:style style:name="T36" style:family="text">
      <style:text-properties officeooo:rsid="049395cc"/>
    </style:style>
    <style:style style:name="T37" style:family="text">
      <style:text-properties officeooo:rsid="04dd3a5c"/>
    </style:style>
    <style:style style:name="T38" style:family="text">
      <style:text-properties officeooo:rsid="04d7136b"/>
    </style:style>
    <style:style style:name="T39" style:family="text">
      <style:text-properties officeooo:rsid="04c96a29"/>
    </style:style>
    <style:style style:name="T40" style:family="text">
      <style:text-properties officeooo:rsid="04c7bb05"/>
    </style:style>
    <style:style style:name="T41" style:family="text">
      <style:text-properties fo:font-weight="normal" style:font-weight-asian="normal" style:font-weight-complex="normal"/>
    </style:style>
    <style:style style:name="T42" style:family="text">
      <style:text-properties officeooo:rsid="04d89ce1"/>
    </style:style>
    <style:style style:name="T43" style:family="text">
      <style:text-properties officeooo:rsid="0517b171"/>
    </style:style>
    <style:style style:name="T44" style:family="text">
      <style:text-properties officeooo:rsid="0518ca15"/>
    </style:style>
    <style:style style:name="T45" style:family="text">
      <style:text-properties officeooo:rsid="051ae32c"/>
    </style:style>
    <style:style style:name="T46" style:family="text">
      <style:text-properties officeooo:rsid="051d162e"/>
    </style:style>
    <style:style style:name="T47" style:family="text">
      <style:text-properties officeooo:rsid="051ebcd5"/>
    </style:style>
    <style:style style:name="T48" style:family="text">
      <style:text-properties officeooo:rsid="05277bc2"/>
    </style:style>
    <style:style style:name="T49" style:family="text">
      <style:text-properties officeooo:rsid="0533b771"/>
    </style:style>
    <style:style style:name="T50" style:family="text">
      <style:text-properties fo:font-style="italic" style:font-style-asian="italic" style:font-style-complex="italic"/>
    </style:style>
    <style:style style:name="T51" style:family="text">
      <style:text-properties fo:font-style="italic" officeooo:rsid="053693c5" style:font-style-asian="italic" style:font-style-complex="italic"/>
    </style:style>
    <style:style style:name="T52" style:family="text">
      <style:text-properties officeooo:rsid="053693c5"/>
    </style:style>
    <style:style style:name="T53" style:family="text">
      <style:text-properties officeooo:rsid="05383eae"/>
    </style:style>
    <style:style style:name="T54" style:family="text">
      <style:text-properties officeooo:rsid="05398fde"/>
    </style:style>
    <style:style style:name="T55" style:family="text">
      <style:text-properties officeooo:rsid="053b020d"/>
    </style:style>
    <style:style style:name="T56" style:family="text">
      <style:text-properties officeooo:rsid="05220a66"/>
    </style:style>
    <style:style style:name="T57" style:family="text">
      <style:text-properties officeooo:rsid="053e2f78"/>
    </style:style>
    <style:style style:name="T58" style:family="text">
      <style:text-properties officeooo:rsid="05453816"/>
    </style:style>
    <style:style style:name="T59" style:family="text">
      <style:text-properties officeooo:rsid="05468e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text:span text:style-name="T1">מטלה</text:span> –<text:span text:style-name="T2"> </text:span><text:span text:style-name="T49">אלגוריתמי החלפה</text:span></text:h>
      <text:p text:style-name="P24"><text:span text:style-name="T6">‫יש לענות על שאלה אחת לבחירתכם. שאלות רגילות מזכות בנקודה אחת. שאלות או סעיפים עם כוכבית‬ מזכים בנקודה נוספת.‬</text:span></text:p>
      <text:p text:style-name="P9"><text:span text:style-name="T36">שאלה </text:span><text:span text:style-name="T28">1</text:span><text:span text:style-name="T36">: </text:span><text:span text:style-name="T43">תיכנות - </text:span><text:span text:style-name="T37">חיפוש </text:span><text:span text:style-name="T28">מעגל</text:span><text:span text:style-name="T29">י</text:span><text:span text:style-name="T28"> החלפה</text:span></text:p>
      <text:p text:style-name="P20"><text:span text:style-name="T46">א. </text:span>כיתבו <text:span text:style-name="T4">פונקציה בפייתון המוצאת מעגל בגרף החלפת בתים, </text:span><text:span text:style-name="T55">כאשר לכל השחקנים יש העדפות חזקות</text:span><text:span text:style-name="T4">.</text:span><text:span text:style-name="T51">אל תשתמשו ב networkx </text:span><text:span text:style-name="T52">– </text:span><text:span text:style-name="T54">השתמשו בתכונות </text:span><text:span text:style-name="T55">המיוחדות של גרף החלפת הבתים</text:span><text:span text:style-name="T54"> כדי ל</text:span><text:span text:style-name="T53">ממש</text:span><text:span text:style-name="T52"> אלגוריתם יעיל יותר </text:span><text:span text:style-name="T53">באופן ישיר</text:span><text:span text:style-name="T52">. </text:span></text:p>
      <text:p text:style-name="P20"><text:span text:style-name="T4">כותרת הפונקציה:</text:span></text:p>
      <text:p text:style-name="P11"><text:span text:style-name="T38">def</text:span> <text:span text:style-name="T3">find_trading_cycle</text:span>(<text:span text:style-name="T39">preferences: List[List[int]]</text:span>): ...</text:p>
      <text:p text:style-name="P15">הניחו שבתחילת הפונקציה, כל אדם i גר בבית i. <text:s/><text:span text:style-name="T40">הפרמטר </text:span><text:span text:style-name="T41">preferences</text:span><text:span text:style-name="T40"> מתאר את ההעדפות של בעלי-הבתים </text:span><text:span text:style-name="T46">(מניחים שההעדפות חזקות – אין אדישות)</text:span><text:span text:style-name="T40">. לכל i, הוקטור preferences[i] מתאר את סדר ההעדפות של אדם i. </text:span>למשל, אם:</text:p>
      <text:p text:style-name="P12">preferences[11] = <text:span text:style-name="T42">[</text:span>15, 13, 11, 7, 8, …<text:span text:style-name="T42">]</text:span></text:p>
      <text:p text:style-name="P15">המשמעות היא, שאדם מספר 11 הכי רוצה את בית 15, אחריו את בית 13, אחריו את בית 11 (הבית הנוכחי שלו), וכו'..</text:p>
      <text:p text:style-name="P15">הפונקציה מחזירה וקטור המתאר את המעגל, למשל אם מוחזר הוקטור:</text:p>
      <text:p text:style-name="P12"><text:span text:style-name="T42">[</text:span>11, 15, 17, 11<text:span text:style-name="T42">]</text:span></text:p>
      <text:p text:style-name="P15">המשמעות היא, שאדם 11 מקבל את בית 15, אדם 15 מקבל את בית 17, ואדם 17 מקבל את בית 11.</text:p>
      <text:p text:style-name="P16"><text:span text:style-name="T47">ב. בעזרת הפונקציה של סעיף א, כיתבו פונקציה המבצעת את אלגוריתם מעגלי המסחר על אנשים עם </text:span><text:span text:style-name="T11">יחסי העדפה</text:span><text:span text:style-name="T47"> חזקים. </text:span><text:span text:style-name="T56">בדקו את תשובתכם בעזרת </text:span><text:span text:style-name="T9">doctest.</text:span></text:p>
      <text:p text:style-name="P19">שאלה <text:span text:style-name="T33">2</text:span>: <text:span text:style-name="T34">שיבוצים יציבים יחידים חזקים וחלשים</text:span></text:p>
      <text:p text:style-name="P21"><text:span text:style-name="T57">א. </text:span><text:span text:style-name="T44">למדנו בהרצאה, שכאשר יחסי-ההעדפה חזקים, יש שיבוץ יציב אחד ויחיד. הראו שהמשפט אינו נכון כאשר יחסי-ההעדפה חלשים </text:span><text:span text:style-name="T45">[</text:span><text:span text:style-name="T10">הסבירו</text:span><text:span text:style-name="T45"> קודם במילים שלכם מה בדיוק צריך להראות].</text:span></text:p>
      <text:p text:style-name="P21"><text:span text:style-name="T57">* ב. </text:span><text:span text:style-name="T44">למדנו בהרצאה, </text:span><text:span text:style-name="T15">שאלגוריתם ההחלפה של סבן-סתורמן מחזיר תמיד שיבוץ יציב-חלש. הראו שהאלגוריתם לא תמיד מחזיר שיבוץ יציב-חזק</text:span><text:span text:style-name="T16"> </text:span><text:span text:style-name="T17">[</text:span><text:span text:style-name="T10">הסבירו</text:span><text:span text:style-name="T17"> קודם במילים שלכם מה בדיוק צריך להראות].</text:span></text:p>
      <text:p text:style-name="P19">שאלה <text:span text:style-name="T35">3</text:span>: <text:span text:style-name="T30">אלגוריתם "</text:span><text:span text:style-name="T58">המעגל הגדול ביותר"</text:span></text:p>
      <text:p text:style-name="P23">הגדרה: אלגוריתם "המעגל הגדול ביותר" הוא אלגוריתם הפועל כמו אלגוריתם מעגלי המסחר, פרט לכך שהוא מוצא בכל פעם את המעגל הגדול ביותר האפשרי (הבעיה NP קשה, אבל לצורך השאלה נניח שיש לנו מחשב חזק מאד שמסוגל לפתור אותה). הוכיחו או הפריכו את הטענות הבאות לגבי אלגוריתם המעגל הגדול ביותר:</text:p>
      <text:p text:style-name="P23">א. <text:span text:style-name="T59">כשיחסי-ההעדפה חזקים (אין אדישות), אלגוריתם המעגל הגדול ביותר הוא יעיל-פארטו ומגלה-אמת.</text:span></text:p>
      <text:p text:style-name="P22"><text:span text:style-name="T18">* </text:span><text:span text:style-name="T19">ב. כשיחסי-ההעדפה חלשים (יש אדישות), אלגוריתם המעגל הגדול ביותר הוא יעיל-פארטו ומגלה-אמת.</text:span></text:p>
      <text:p text:style-name="P21"><text:soft-page-break/><text:span text:style-name="T17"/></text:p>
      <text:p text:style-name="P19"><text:span text:style-name="T8">ש</text:span>אלה <text:span text:style-name="T31">4</text:span>: <text:span text:style-name="T43">תיכנות - </text:span><text:span text:style-name="T31">רכיב-קשירות-חזק סופי</text:span></text:p>
      <text:p text:style-name="P4"><text:span text:style-name="T46">א. </text:span><text:span text:style-name="T40">כיתבו </text:span><text:span text:style-name="T4">פונקציה בפייתון </text:span><text:span text:style-name="T12">הבונה גרף-העדפות עבור </text:span><text:span text:style-name="T14">ה</text:span><text:span text:style-name="T12">אלגוריתם להחלפת בתים </text:span><text:span text:style-name="T26">עם אדישויות</text:span><text:span text:style-name="T4">:</text:span></text:p>
      <text:p text:style-name="P13"><text:span text:style-name="T38">def</text:span><text:span text:style-name="T40"> </text:span><text:span text:style-name="T20">build_graph</text:span><text:span text:style-name="T40">(</text:span><text:span text:style-name="T20">valuations</text:span><text:span text:style-name="T39">: List[List[int]]</text:span><text:span text:style-name="T40">): ...</text:span></text:p>
      <text:p text:style-name="P17"><text:span text:style-name="T39">הניחו שבתחילת הפונקציה, כל אדם i גר בבית i. <text:s/></text:span><text:span text:style-name="T40">הפרמטר </text:span><text:span text:style-name="T24">valuations</text:span><text:span text:style-name="T40"> מתאר את </text:span><text:span text:style-name="T27">הערכים</text:span><text:span text:style-name="T40"> של בעלי-הבתים. לכל i, הוקטור </text:span><text:span text:style-name="T20">valuations</text:span><text:span text:style-name="T40">[i] מתאר </text:span><text:span text:style-name="T13">את הערך ש</text:span><text:span text:style-name="T40">אדם i </text:span><text:span text:style-name="T48">מיחס לבתים. למשל, אם:</text:span></text:p>
      <text:p text:style-name="P14"><text:span text:style-name="T21">valuations</text:span><text:span text:style-name="T39">[11] = </text:span><text:span text:style-name="T42">[</text:span><text:span text:style-name="T21">100, 200, 200, 300</text:span><text:span text:style-name="T39">, </text:span><text:span text:style-name="T48">250, </text:span><text:span text:style-name="T39">…</text:span><text:span text:style-name="T42">]</text:span></text:p>
      <text:p text:style-name="P5">המשמעות היא, שאדם <text:span text:style-name="T5">i הכי רוצה את הבית הרביעי (- ערך 300), אחריו את הבית החמישי (- ערך 250), אחריו את הבית השני והשלישי (- ערך 200; הוא אדיש ביניהם), וכו’.</text:span></text:p>
      <text:p text:style-name="P8">ב. בעזרת סעיף א, כתבו קוד הבודק אם יש בגרף רכיב קשירות חזק <text:span text:style-name="T50">סופי</text:span>.</text:p>
      <text:p text:style-name="P10"><text:span text:style-name="T7">שאלה </text:span><text:span text:style-name="T32">5</text:span><text:span text:style-name="T7">: </text:span><text:span text:style-name="T32">אלגוריתם מעגלי-המסחר כמקרה פרטי</text:span></text:p>
      <text:p text:style-name="P3"><text:span text:style-name="T22">נניח שאנחנו מריצים את אלגוריתם סבן-סתורמן על בעיה שבה לאנשים יש העדפות </text:span><text:span text:style-name="T25">חזקות</text:span><text:span text:style-name="T22">. האם התוצאה </text:span><text:span text:style-name="T23">תהיה </text:span><text:span text:style-name="T22">זהה לאלגוריתם מעגלי-המסחר? הוכיחו והדגימו.</text:span></text:p>
      <text:p text:style-name="P7"/>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1-04T18:18:28.350895855</meta:creation-date>
    <meta:generator>LibreOffice/6.4.7.2$Linux_X86_64 LibreOffice_project/40$Build-2</meta:generator>
    <dc:date>2023-01-12T05:03:14.114134353</dc:date>
    <meta:editing-duration>P9DT15H19M2S</meta:editing-duration>
    <meta:editing-cycles>1204</meta:editing-cycles>
    <dc:creator>Erel Segal-Halevi</dc:creator>
    <meta:document-statistic meta:table-count="0" meta:image-count="0" meta:object-count="0" meta:page-count="2" meta:paragraph-count="31" meta:word-count="470" meta:character-count="2716" meta:non-whitespace-character-count="2274"/>
  </office:meta>
</office:document-meta>
</file>